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.676cm" fo:min-width="4.06cm"/>
    </style:style>
    <style:style style:name="gr2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438cm" fo:min-width="3.0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418cm" fo:min-width="2.527cm"/>
    </style:style>
    <style:style style:name="gr5" style:family="graphic" style:parent-style-name="standard">
      <style:graphic-properties draw:stroke="none" svg:stroke-color="#000000" draw:fill="none" draw:fill-color="#dddddd" draw:auto-grow-height="true" draw:auto-grow-width="false" fo:max-height="0cm" fo:min-height="0.55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2.036cm" fo:min-width="3.31cm"/>
    </style:style>
    <style:style style:name="gr13" style:family="graphic" style:parent-style-name="standard">
      <style:graphic-properties draw:stroke="none" svg:stroke-color="#000000" draw:fill="none" draw:fill-color="#dddddd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dddddd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dddddd" draw:auto-grow-height="true" draw:auto-grow-width="false" fo:max-height="0cm" fo:min-height="0.766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106cm" fo:min-width="2.402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2.26cm" fo:min-width="2.674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2.26cm" fo:min-width="6.261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2.29cm" fo:min-width="5.59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132cm" fo:min-width="2.756cm"/>
    </style:style>
    <style:style style:name="gr23" style:family="graphic" style:parent-style-name="standard">
      <style:graphic-properties draw:stroke="none" svg:stroke-color="#000000" draw:fill="none" draw:fill-color="#eeeeee" draw:auto-grow-height="true" draw:auto-grow-width="false" fo:max-height="0cm" fo:min-height="1.423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11.942cm" fo:min-width="3.056cm"/>
    </style:style>
    <style:style style:name="gr25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26" style:family="graphic" style:parent-style-name="standard">
      <style:graphic-properties draw:stroke="none" svg:stroke-color="#000000" draw:fill="none" draw:fill-color="#eeeeee" draw:auto-grow-height="true" draw:auto-grow-width="false" fo:max-height="0cm" fo:min-height="1.02cm"/>
    </style:style>
    <style:style style:name="gr27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12cm" fo:min-width="11.313cm"/>
    </style:style>
    <style:style style:name="gr28" style:family="graphic" style:parent-style-name="standard">
      <style:graphic-properties draw:stroke="none" svg:stroke-color="#000000" draw:fill="none" draw:fill-color="#eeeeee" draw:auto-grow-height="true" draw:auto-grow-width="false" fo:max-height="0cm" fo:min-height="2.845cm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fill-color="#eeeeee" draw:textarea-vertical-align="middle"/>
    </style:style>
    <style:style style:name="gr30" style:family="graphic" style:parent-style-name="standard">
      <style:graphic-properties draw:stroke="none" svg:stroke-color="#000000" draw:fill="none" draw:fill-color="#eeeeee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dddddd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 draw:fill-color="#dddddd"/>
      <style:paragraph-properties fo:text-align="center"/>
    </style:style>
    <style:style style:name="P10" style:family="paragraph">
      <loext:graphic-properties draw:fill="none" draw:fill-color="#dddddd"/>
    </style:style>
    <style:style style:name="P11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eeeeee"/>
    </style:style>
    <style:style style:name="P14" style:family="paragraph">
      <loext:graphic-properties draw:fill-color="#eeeeee"/>
      <style:paragraph-properties fo:text-align="center"/>
    </style:style>
    <style:style style:name="P15" style:family="paragraph">
      <loext:graphic-properties draw:fill="none" draw:fill-color="#eeeee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g>
              <draw:custom-shape draw:style-name="gr1" draw:text-style-name="P2" draw:layer="layout" svg:width="4.56cm" svg:height="1.926cm" svg:x="5.092cm" svg:y="16.944cm">
                <text:p text:style-name="P1"><text:span text:style-name="T1">AES</text:span></text:p>
                <draw:enhanced-geometry svg:viewBox="0 0 21600 21600" draw:type="rectangle" draw:enhanced-path="M 0 0 L 21600 0 21600 21600 0 21600 0 0 Z N"/>
              </draw:custom-shape>
              <draw:line draw:style-name="gr2" draw:text-style-name="P3" draw:layer="layout" svg:x1="7.372cm" svg:y1="16.118cm" svg:x2="7.372cm" svg:y2="16.944cm">
                <text:p/>
              </draw:line>
              <draw:custom-shape draw:style-name="gr3" draw:text-style-name="P2" draw:layer="layout" svg:width="3.624cm" svg:height="0.762cm" svg:x="5.56cm" svg:y="19.812cm">
                <text:p text:style-name="P1"><text:span text:style-name="T1">Encrypted dat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2" draw:layer="layout" svg:width="3.099cm" svg:height="0.74cm" svg:x="5.764cm" svg:y="15.24cm">
                <text:p text:style-name="P1"><text:span text:style-name="T1">Clear dat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3" draw:layer="layout" svg:x1="7.372cm" svg:y1="19.008cm" svg:x2="7.372cm" svg:y2="19.696cm">
                <text:p/>
              </draw:line>
              <draw:frame draw:style-name="gr5" draw:text-style-name="P4" draw:layer="layout" svg:width="1.754cm" svg:height="0.809cm" svg:x="2.286cm" svg:y="17.631cm">
                <draw:text-box>
                  <text:p><text:span text:style-name="T1">Key</text:span></text:p>
                </draw:text-box>
              </draw:frame>
              <draw:line draw:style-name="gr2" draw:text-style-name="P3" draw:layer="layout" svg:x1="3.514cm" svg:y1="17.907cm" svg:x2="4.917cm" svg:y2="17.907cm">
                <text:p/>
              </draw:line>
            </draw:g>
          </draw:g>
          <draw:g>
            <draw:g>
              <draw:custom-shape draw:style-name="gr1" draw:text-style-name="P2" draw:layer="layout" svg:width="4.56cm" svg:height="1.926cm" svg:x="12.966cm" svg:y="16.944cm">
                <text:p text:style-name="P1"><text:span text:style-name="T1">AES</text:span></text:p>
                <draw:enhanced-geometry svg:viewBox="0 0 21600 21600" draw:type="rectangle" draw:enhanced-path="M 0 0 L 21600 0 21600 21600 0 21600 0 0 Z N"/>
              </draw:custom-shape>
              <draw:line draw:style-name="gr2" draw:text-style-name="P3" draw:layer="layout" svg:x1="15.246cm" svg:y1="16.118cm" svg:x2="15.246cm" svg:y2="16.944cm">
                <text:p/>
              </draw:line>
              <draw:custom-shape draw:style-name="gr3" draw:text-style-name="P2" draw:layer="layout" svg:width="3.624cm" svg:height="0.762cm" svg:x="13.434cm" svg:y="19.812cm">
                <text:p text:style-name="P1"><text:span text:style-name="T1">Encrypted dat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2" draw:layer="layout" svg:width="3.099cm" svg:height="0.74cm" svg:x="13.638cm" svg:y="15.24cm">
                <text:p text:style-name="P1"><text:span text:style-name="T1">Clear dat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3" draw:layer="layout" svg:x1="15.246cm" svg:y1="19.008cm" svg:x2="15.246cm" svg:y2="19.696cm">
                <text:p/>
              </draw:line>
              <draw:frame draw:style-name="gr5" draw:text-style-name="P4" draw:layer="layout" svg:width="1.754cm" svg:height="0.809cm" svg:x="10.16cm" svg:y="17.631cm">
                <draw:text-box>
                  <text:p><text:span text:style-name="T1">Key</text:span></text:p>
                </draw:text-box>
              </draw:frame>
              <draw:line draw:style-name="gr2" draw:text-style-name="P3" draw:layer="layout" svg:x1="11.388cm" svg:y1="17.907cm" svg:x2="12.791cm" svg:y2="17.907cm">
                <text:p/>
              </draw:line>
            </draw:g>
          </draw:g>
          <draw:g>
            <draw:g>
              <draw:custom-shape draw:style-name="gr1" draw:text-style-name="P2" draw:layer="layout" svg:width="4.56cm" svg:height="1.926cm" svg:x="20.84cm" svg:y="16.944cm">
                <text:p text:style-name="P1"><text:span text:style-name="T1">AES</text:span></text:p>
                <draw:enhanced-geometry svg:viewBox="0 0 21600 21600" draw:type="rectangle" draw:enhanced-path="M 0 0 L 21600 0 21600 21600 0 21600 0 0 Z N"/>
              </draw:custom-shape>
              <draw:line draw:style-name="gr2" draw:text-style-name="P3" draw:layer="layout" svg:x1="23.12cm" svg:y1="16.118cm" svg:x2="23.12cm" svg:y2="16.944cm">
                <text:p/>
              </draw:line>
              <draw:custom-shape draw:style-name="gr3" draw:text-style-name="P2" draw:layer="layout" svg:width="3.624cm" svg:height="0.762cm" svg:x="21.308cm" svg:y="19.812cm">
                <text:p text:style-name="P1"><text:span text:style-name="T1">Encrypted dat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2" draw:layer="layout" svg:width="3.099cm" svg:height="0.74cm" svg:x="21.512cm" svg:y="15.24cm">
                <text:p text:style-name="P1"><text:span text:style-name="T1">Clear dat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line draw:style-name="gr2" draw:text-style-name="P3" draw:layer="layout" svg:x1="23.12cm" svg:y1="19.008cm" svg:x2="23.12cm" svg:y2="19.696cm">
                <text:p/>
              </draw:line>
              <draw:frame draw:style-name="gr5" draw:text-style-name="P4" draw:layer="layout" svg:width="1.754cm" svg:height="0.809cm" svg:x="18.034cm" svg:y="17.631cm">
                <draw:text-box>
                  <text:p><text:span text:style-name="T1">Key</text:span></text:p>
                </draw:text-box>
              </draw:frame>
              <draw:line draw:style-name="gr2" draw:text-style-name="P3" draw:layer="layout" svg:x1="19.262cm" svg:y1="17.907cm" svg:x2="20.665cm" svg:y2="17.907cm">
                <text:p/>
              </draw:line>
            </draw:g>
          </draw:g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7" draw:text-style-name="P6" draw:layer="layout" svg:width="4.92cm" svg:height="0.962cm" svg:x="4.085cm" svg:y="3.28cm">
          <draw:text-box>
            <text:p>somesite.com</text:p>
          </draw:text-box>
        </draw:frame>
        <draw:frame draw:style-name="gr7" draw:text-style-name="P6" draw:layer="layout" svg:width="4.92cm" svg:height="0.962cm" svg:x="22.011cm" svg:y="3.28cm">
          <draw:text-box>
            <text:p>mybank.com</text:p>
          </draw:text-box>
        </draw:frame>
        <draw:line draw:style-name="gr8" draw:text-style-name="P7" draw:layer="layout" svg:x1="6.12cm" svg:y1="4.363cm" svg:x2="6.12cm" svg:y2="11.28cm">
          <text:p/>
        </draw:line>
        <draw:line draw:style-name="gr9" draw:text-style-name="P7" draw:layer="layout" svg:x1="6.991cm" svg:y1="5.71cm" svg:x2="23.887cm" svg:y2="5.709cm">
          <text:p/>
        </draw:line>
        <draw:frame draw:style-name="gr10" draw:text-style-name="P6" draw:layer="layout" svg:width="10.351cm" svg:height="1.671cm" svg:x="10.63cm" svg:y="4.549cm">
          <draw:text-box>
            <text:p>GET <text:s text:c="2"/>Origin: somesite.com<text:tab/></text:p>
          </draw:text-box>
        </draw:frame>
        <draw:line draw:style-name="gr9" draw:text-style-name="P7" draw:layer="layout" svg:x1="23.773cm" svg:y1="8.888cm" svg:x2="6.783cm" svg:y2="8.888cm">
          <text:p/>
        </draw:line>
        <draw:frame draw:style-name="gr11" draw:text-style-name="P6" draw:layer="layout" svg:width="14.945cm" svg:height="1.673cm" svg:x="8.531cm" svg:y="7.65cm">
          <draw:text-box>
            <text:p>GET <text:s text:c="2"/>Access-Control-Allow-Origin: <text:s/>somesite.com<text:tab/></text:p>
          </draw:text-box>
        </draw:frame>
        <draw:line draw:style-name="gr8" draw:text-style-name="P7" draw:layer="layout" svg:x1="24.32cm" svg:y1="4.364cm" svg:x2="24.32cm" svg:y2="11.281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2" draw:text-style-name="P8" xml:id="id2" draw:id="id2" draw:layer="layout" svg:width="3.81cm" svg:height="2.286cm" svg:x="18.156cm" svg:y="4.592cm">
          <text:p text:style-name="P1">De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3" draw:id="id3" draw:layer="layout" svg:width="3.81cm" svg:height="2.286cm" svg:x="6.858cm" svg:y="4.592cm">
          <text:p text:style-name="P1">En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9" xml:id="id1" draw:id="id1" draw:layer="layout" svg:width="4.064cm" svg:height="1.673cm" svg:x="12.446cm" svg:y="4.899cm">
          <draw:text-box>
            <text:p text:style-name="P1">Encrypted </text:p>
            <text:p text:style-name="P1">data</text:p>
          </draw:text-box>
        </draw:frame>
        <draw:connector draw:style-name="gr2" draw:text-style-name="P9" draw:layer="layout" svg:x1="16.51cm" svg:y1="5.735cm" svg:x2="18.156cm" svg:y2="5.735cm" draw:start-shape="id1" draw:end-shape="id2" svg:d="M16510 5735h1646" svg:viewBox="0 0 1647 1">
          <text:p/>
        </draw:connector>
        <draw:connector draw:style-name="gr2" draw:text-style-name="P9" draw:layer="layout" svg:x1="10.668cm" svg:y1="5.735cm" svg:x2="12.446cm" svg:y2="5.735cm" draw:start-shape="id3" draw:start-glue-point="7" draw:end-shape="id1" draw:end-glue-point="3" svg:d="M10668 5735h1778" svg:viewBox="0 0 1779 1">
          <text:p/>
        </draw:connector>
        <draw:frame draw:style-name="gr14" draw:text-style-name="P10" draw:layer="layout" svg:width="3.302cm" svg:height="0.962cm" svg:x="1.016cm" svg:y="5.254cm">
          <draw:text-box>
            <text:p>Clear text</text:p>
          </draw:text-box>
        </draw:frame>
        <draw:frame draw:style-name="gr14" draw:text-style-name="P10" xml:id="id4" draw:id="id4" draw:layer="layout" svg:width="4.572cm" svg:height="0.962cm" svg:x="23.428cm" svg:y="5.254cm">
          <draw:text-box>
            <text:p>Clear text</text:p>
          </draw:text-box>
        </draw:frame>
        <draw:connector draw:style-name="gr2" draw:text-style-name="P9" draw:layer="layout" svg:x1="4.318cm" svg:y1="5.731cm" svg:x2="6.858cm" svg:y2="5.735cm" draw:end-shape="id3" draw:end-glue-point="5" svg:d="M4318 5731h1020v4h1520" svg:viewBox="0 0 2541 5">
          <text:p/>
        </draw:connector>
        <draw:connector draw:style-name="gr2" draw:text-style-name="P9" draw:layer="layout" svg:x1="21.966cm" svg:y1="5.735cm" svg:x2="23.428cm" svg:y2="5.735cm" draw:start-shape="id2" draw:start-glue-point="7" draw:end-shape="id4" draw:end-glue-point="3" svg:d="M21966 5735h1462" svg:viewBox="0 0 1463 1">
          <text:p/>
        </draw:connector>
        <draw:frame draw:style-name="gr14" draw:text-style-name="P9" xml:id="id5" draw:id="id5" draw:layer="layout" svg:width="5.334cm" svg:height="0.962cm" svg:x="6.096cm" svg:y="2.182cm">
          <draw:text-box>
            <text:p text:style-name="P1">Public Key</text:p>
          </draw:text-box>
        </draw:frame>
        <draw:frame draw:style-name="gr15" draw:text-style-name="P9" xml:id="id6" draw:id="id6" draw:layer="layout" svg:width="4.572cm" svg:height="1.016cm" svg:x="17.78cm" svg:y="2.155cm">
          <draw:text-box>
            <text:p text:style-name="P1">Private <text:s/>key</text:p>
          </draw:text-box>
        </draw:frame>
        <draw:connector draw:style-name="gr2" draw:text-style-name="P9" draw:layer="layout" svg:x1="8.763cm" svg:y1="3.144cm" svg:x2="8.763cm" svg:y2="4.592cm" draw:start-shape="id5" draw:start-glue-point="2" draw:end-shape="id3" draw:end-glue-point="4" svg:d="M8763 3144v1448" svg:viewBox="0 0 1 1449">
          <text:p/>
        </draw:connector>
        <draw:connector draw:style-name="gr2" draw:text-style-name="P9" draw:layer="layout" svg:x1="20.066cm" svg:y1="3.171cm" svg:x2="20.061cm" svg:y2="4.592cm" draw:start-shape="id6" draw:start-glue-point="2" draw:end-shape="id2" draw:end-glue-point="4" svg:d="M20066 3171v710h-5v711" svg:viewBox="0 0 6 1422">
          <text:p/>
        </draw:connector>
        <draw:custom-shape draw:style-name="gr12" draw:text-style-name="P8" xml:id="id8" draw:id="id8" draw:layer="layout" svg:width="3.81cm" svg:height="2.286cm" svg:x="18.156cm" svg:y="10.394cm">
          <text:p text:style-name="P1">De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xml:id="id9" draw:id="id9" draw:layer="layout" svg:width="3.81cm" svg:height="2.286cm" svg:x="6.858cm" svg:y="10.394cm">
          <text:p text:style-name="P1">Encryptio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9" xml:id="id7" draw:id="id7" draw:layer="layout" svg:width="4.064cm" svg:height="1.673cm" svg:x="12.446cm" svg:y="10.701cm">
          <draw:text-box>
            <text:p text:style-name="P1">Encrypted </text:p>
            <text:p text:style-name="P1">data</text:p>
          </draw:text-box>
        </draw:frame>
        <draw:connector draw:style-name="gr2" draw:text-style-name="P9" draw:layer="layout" svg:x1="16.51cm" svg:y1="11.537cm" svg:x2="18.156cm" svg:y2="11.537cm" draw:start-shape="id7" draw:end-shape="id8" svg:d="M16510 11537h1646" svg:viewBox="0 0 1647 1">
          <text:p/>
        </draw:connector>
        <draw:connector draw:style-name="gr2" draw:text-style-name="P9" draw:layer="layout" svg:x1="10.668cm" svg:y1="11.537cm" svg:x2="12.446cm" svg:y2="11.537cm" draw:start-shape="id9" draw:start-glue-point="7" draw:end-shape="id7" draw:end-glue-point="3" svg:d="M10668 11537h1778" svg:viewBox="0 0 1779 1">
          <text:p/>
        </draw:connector>
        <draw:frame draw:style-name="gr14" draw:text-style-name="P10" draw:layer="layout" svg:width="3.302cm" svg:height="0.962cm" svg:x="1.016cm" svg:y="11.056cm">
          <draw:text-box>
            <text:p>Clear text</text:p>
          </draw:text-box>
        </draw:frame>
        <draw:frame draw:style-name="gr14" draw:text-style-name="P10" xml:id="id10" draw:id="id10" draw:layer="layout" svg:width="4.572cm" svg:height="0.962cm" svg:x="23.428cm" svg:y="11.056cm">
          <draw:text-box>
            <text:p>Clear text</text:p>
          </draw:text-box>
        </draw:frame>
        <draw:connector draw:style-name="gr2" draw:text-style-name="P9" draw:layer="layout" svg:x1="4.318cm" svg:y1="11.533cm" svg:x2="6.858cm" svg:y2="11.537cm" draw:end-shape="id9" draw:end-glue-point="5" svg:d="M4318 11533h1020v4h1520" svg:viewBox="0 0 2541 5">
          <text:p/>
        </draw:connector>
        <draw:connector draw:style-name="gr2" draw:text-style-name="P9" draw:layer="layout" svg:x1="21.966cm" svg:y1="11.537cm" svg:x2="23.428cm" svg:y2="11.537cm" draw:start-shape="id8" draw:start-glue-point="7" draw:end-shape="id10" draw:end-glue-point="3" svg:d="M21966 11537h1462" svg:viewBox="0 0 1463 1">
          <text:p/>
        </draw:connector>
        <draw:frame draw:style-name="gr14" draw:text-style-name="P9" xml:id="id11" draw:id="id11" draw:layer="layout" svg:width="5.334cm" svg:height="0.962cm" svg:x="6.096cm" svg:y="7.984cm">
          <draw:text-box>
            <text:p text:style-name="P1">Private Key</text:p>
          </draw:text-box>
        </draw:frame>
        <draw:frame draw:style-name="gr15" draw:text-style-name="P9" xml:id="id12" draw:id="id12" draw:layer="layout" svg:width="4.572cm" svg:height="1.016cm" svg:x="17.78cm" svg:y="7.957cm">
          <draw:text-box>
            <text:p text:style-name="P1">Public <text:s/>key</text:p>
          </draw:text-box>
        </draw:frame>
        <draw:connector draw:style-name="gr2" draw:text-style-name="P9" draw:layer="layout" svg:x1="8.763cm" svg:y1="8.946cm" svg:x2="8.763cm" svg:y2="10.394cm" draw:start-shape="id11" draw:start-glue-point="2" draw:end-shape="id9" draw:end-glue-point="4" svg:d="M8763 8946v1448" svg:viewBox="0 0 1 1449">
          <text:p/>
        </draw:connector>
        <draw:connector draw:style-name="gr2" draw:text-style-name="P9" draw:layer="layout" svg:x1="20.066cm" svg:y1="8.973cm" svg:x2="20.061cm" svg:y2="10.394cm" draw:start-shape="id12" draw:start-glue-point="2" draw:end-shape="id8" draw:end-glue-point="4" svg:d="M20066 8973v710h-5v711" svg:viewBox="0 0 6 1422">
          <text:p/>
        </draw:connecto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custom-shape draw:style-name="gr1" draw:text-style-name="P2" draw:layer="layout" svg:width="4.56cm" svg:height="1.926cm" svg:x="7.632cm" svg:y="10.086cm">
            <text:p text:style-name="P1"><text:span text:style-name="T1">AES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906cm" svg:y1="8.022cm" svg:x2="9.912cm" svg:y2="10.086cm">
            <text:p/>
          </draw:line>
          <draw:custom-shape draw:style-name="gr3" draw:text-style-name="P2" draw:layer="layout" svg:width="3.624cm" svg:height="0.762cm" svg:x="8.1cm" svg:y="13.654cm">
            <text:p text:style-name="P1"><text:span text:style-name="T1">Encrypted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099cm" svg:height="0.74cm" svg:x="8.304cm" svg:y="7.282cm">
            <text:p text:style-name="P1"><text:span text:style-name="T1">Clear d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xml:id="id13" draw:id="id13" draw:layer="layout" svg:x1="9.912cm" svg:y1="12.15cm" svg:x2="9.906cm" svg:y2="13.654cm">
            <text:p/>
          </draw:line>
          <draw:frame draw:style-name="gr5" draw:text-style-name="P4" draw:layer="layout" svg:width="1.754cm" svg:height="0.809cm" svg:x="4.826cm" svg:y="10.621cm">
            <draw:text-box>
              <text:p><text:span text:style-name="T1">Key</text:span></text:p>
            </draw:text-box>
          </draw:frame>
          <draw:line draw:style-name="gr2" draw:text-style-name="P3" draw:layer="layout" svg:x1="6.054cm" svg:y1="11.049cm" svg:x2="7.457cm" svg:y2="11.049cm">
            <text:p/>
          </draw:line>
          <draw:custom-shape draw:style-name="gr16" draw:text-style-name="P2" draw:layer="layout" svg:width="3.048cm" svg:height="1.502cm" svg:x="3.81cm" svg:y="8.204cm">
            <text:p text:style-name="P1"><text:span text:style-name="T1">Inicialization</text:span></text:p>
            <text:p text:style-name="P1"><text:span text:style-name="T1">Vec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6.858cm" svg:y1="8.844cm" svg:x2="9.906cm" svg:y2="8.844cm">
            <text:p/>
          </draw:line>
          <draw:custom-shape draw:style-name="gr18" draw:text-style-name="P1" draw:layer="layout" svg:width="1.016cm" svg:height="1.016cm" svg:x="9.398cm" svg:y="8.382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4.56cm" svg:height="1.926cm" svg:x="15.722cm" svg:y="10.17cm">
            <text:p text:style-name="P1"><text:span text:style-name="T1">AES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7.996cm" svg:y1="8.106cm" svg:x2="18.002cm" svg:y2="10.17cm">
            <text:p/>
          </draw:line>
          <draw:custom-shape draw:style-name="gr3" draw:text-style-name="P2" draw:layer="layout" svg:width="3.624cm" svg:height="0.762cm" svg:x="16.19cm" svg:y="13.738cm">
            <text:p text:style-name="P1"><text:span text:style-name="T1">Encrypted dat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14" draw:id="id14" draw:layer="layout" svg:width="3.099cm" svg:height="0.74cm" svg:x="16.394cm" svg:y="7.366cm">
            <text:p text:style-name="P1"><text:span text:style-name="T1">Clear da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8.002cm" svg:y1="12.234cm" svg:x2="17.996cm" svg:y2="13.738cm">
            <text:p/>
          </draw:line>
          <draw:line draw:style-name="gr2" draw:text-style-name="P3" draw:layer="layout" svg:x1="14.815cm" svg:y1="11.133cm" svg:x2="15.722cm" svg:y2="11.133cm">
            <text:p/>
          </draw:line>
          <draw:custom-shape draw:style-name="gr18" draw:text-style-name="P1" draw:layer="layout" svg:width="1.016cm" svg:height="1.016cm" svg:x="17.488cm" svg:y="8.466cm">
            <text:p text:style-name="P1">+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754cm" svg:height="0.809cm" svg:x="13.54cm" svg:y="10.668cm">
            <draw:text-box>
              <text:p><text:span text:style-name="T1">Key</text:span></text:p>
            </draw:text-box>
          </draw:frame>
          <draw:connector draw:style-name="gr17" draw:text-style-name="P7" draw:layer="layout" draw:line-skew="-0.271cm" svg:x1="9.912cm" svg:y1="12.902cm" svg:x2="16.394cm" svg:y2="7.736cm" draw:start-shape="id13" draw:start-glue-point="1" draw:end-shape="id14" draw:end-glue-point="3" svg:d="M9912 12902h3042v-5166h3440" svg:viewBox="0 0 6483 5167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9" draw:text-style-name="P11" draw:layer="layout" svg:width="3.174cm" svg:height="2.51cm" svg:x="0.786cm" svg:y="8.497cm">
          <text:p text:style-name="P1"><text:span text:style-name="T1">Client sock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761cm" svg:height="2.51cm" svg:x="9.906cm" svg:y="8.497cm">
          <text:p text:style-name="P1"><text:span text:style-name="T1">Server socket → cipher </text:span></text:p>
          <text:p text:style-name="P1"><text:span text:style-name="T1">→ </text:span><text:span text:style-name="T1">client socket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096cm" svg:height="2.54cm" svg:x="21.59cm" svg:y="8.382cm">
          <text:p text:style-name="P1"><text:span text:style-name="T1">Server socket → Decip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064cm" svg:height="0.762cm" svg:x="4.98cm" svg:y="9.398cm">
          <text:p text:style-name="P1"><text:span text:style-name="T2">Clear tex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2" draw:layer="layout" svg:width="4.064cm" svg:height="0.762cm" svg:x="17.272cm" svg:y="9.398cm">
          <text:p text:style-name="P1"><text:span text:style-name="T2">Encrypted dat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3" draw:layer="layout" svg:width="5.588cm" svg:height="1.673cm" svg:x="10.668cm" svg:y="7.217cm">
          <draw:text-box>
            <text:p>crypto_proxy.js</text:p>
          </draw:text-box>
        </draw:frame>
        <draw:frame draw:style-name="gr23" draw:text-style-name="P13" draw:layer="layout" svg:width="5.588cm" svg:height="1.673cm" svg:x="1.008cm" svg:y="7.417cm">
          <draw:text-box>
            <text:p>Netcat</text:p>
          </draw:text-box>
        </draw:frame>
        <draw:frame draw:style-name="gr23" draw:text-style-name="P13" draw:layer="layout" svg:width="5.334cm" svg:height="1.673cm" svg:x="22.098cm" svg:y="7.112cm">
          <draw:text-box>
            <text:p>decrypt_server.js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4" draw:text-style-name="P14" draw:layer="layout" svg:width="3.556cm" svg:height="12.192cm" svg:x="3.556cm" svg:y="6.60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3.556cm" svg:height="12.192cm" svg:x="19.812cm" svg:y="6.604cm">
          <text:p text:style-name="P1">Server</text:p>
          <draw:enhanced-geometry svg:viewBox="0 0 21600 21600" draw:type="rectangle" draw:enhanced-path="M 0 0 L 21600 0 21600 21600 0 21600 0 0 Z N"/>
        </draw:custom-shape>
        <draw:line draw:style-name="gr25" draw:text-style-name="P15" draw:layer="layout" svg:x1="19.304cm" svg:y1="7.366cm" svg:x2="7.874cm" svg:y2="7.366cm">
          <text:p/>
        </draw:line>
        <draw:frame draw:style-name="gr26" draw:text-style-name="P13" draw:layer="layout" svg:width="3.556cm" svg:height="1.27cm" svg:x="11.43cm" svg:y="6.35cm">
          <draw:text-box>
            <text:p>Public key</text:p>
          </draw:text-box>
        </draw:frame>
        <draw:line draw:style-name="gr25" draw:text-style-name="P15" draw:layer="layout" svg:x1="7.874cm" svg:y1="9.144cm" svg:x2="19.304cm" svg:y2="9.144cm">
          <text:p/>
        </draw:line>
        <draw:frame draw:style-name="gr27" draw:text-style-name="P13" draw:layer="layout" svg:width="11.813cm" svg:height="0.962cm" svg:x="7.953cm" svg:y="8.182cm">
          <draw:text-box>
            <text:p>symmetric key encrypted with public key</text:p>
          </draw:text-box>
        </draw:frame>
        <draw:frame draw:style-name="gr28" draw:text-style-name="P13" draw:layer="layout" svg:width="10.222cm" svg:height="3.095cm" svg:x="8.39cm" svg:y="9.706cm">
          <draw:text-box>
            <text:p>From now on, both parts know the symmetric key and the connection is encrypted</text:p>
          </draw:text-box>
        </draw:frame>
        <draw:line draw:style-name="gr25" draw:text-style-name="P15" draw:layer="layout" svg:x1="8.128cm" svg:y1="14.808cm" svg:x2="19.05cm" svg:y2="14.808cm">
          <text:p/>
        </draw:line>
        <draw:frame draw:style-name="gr28" draw:text-style-name="P13" draw:layer="layout" svg:width="7.366cm" svg:height="3.095cm" svg:x="10.36cm" svg:y="13.091cm">
          <draw:text-box>
            <text:p>User, password and authenticator token</text:p>
          </draw:text-box>
        </draw:frame>
        <draw:line draw:style-name="gr29" draw:text-style-name="P14" draw:layer="layout" svg:x1="8.182cm" svg:y1="17.518cm" svg:x2="19.104cm" svg:y2="17.518cm">
          <text:p/>
        </draw:line>
        <draw:frame draw:style-name="gr30" draw:text-style-name="P13" draw:layer="layout" svg:width="8.89cm" svg:height="2.384cm" svg:x="9.614cm" svg:y="15.902cm">
          <draw:text-box>
            <text:p>AES encrypted authenticated full duplex socket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4:34:05.584078964</meta:creation-date>
    <dc:date>2018-04-05T18:19:48.134550876</dc:date>
    <meta:editing-duration>PT3H51M39S</meta:editing-duration>
    <meta:editing-cycles>8</meta:editing-cycles>
    <meta:generator>LibreOffice/5.1.6.2$Linux_X86_64 LibreOffice_project/10m0$Build-2</meta:generator>
    <meta:document-statistic meta:object-count="134"/>
  </office:meta>
</office:document-meta>
</file>